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nagedAwareThreadFactory.setJndi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AwareThreadFactory.newThread(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anagedAwareThreadFactory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ManagedAwareThreadFactory.setJndiTemplate( JndiTemplate jnd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AwareThreadFactory.setJndiEnvironment( Properties jndi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nagedAwareThreadFactory.setResourceRef( boolean resourc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